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50000006528E45C89BB522AF6.png" manifest:media-type="image/png"/>
  <manifest:file-entry manifest:full-path="Pictures/100006AB00000A7000000A70216B57D964F3D7A9.svg" manifest:media-type="image/svg+xml"/>
  <manifest:file-entry manifest:full-path="Pictures/10000201000000650000006591F26EE851856C8D.png" manifest:media-type="image/png"/>
  <manifest:file-entry manifest:full-path="Pictures/1000044900000A7000000A7041F8E44763A17D4C.svg" manifest:media-type="image/svg+xml"/>
  <manifest:file-entry manifest:full-path="Pictures/100002010000005300000053D53E1F0DDA8CA77C.png" manifest:media-type="image/png"/>
  <manifest:file-entry manifest:full-path="Pictures/100006280000089F0000089FB8DA6540218C4784.svg" manifest:media-type="image/svg+xml"/>
  <manifest:file-entry manifest:full-path="Pictures/10000201000000650000006595ED0F09703BEE70.png" manifest:media-type="image/png"/>
  <manifest:file-entry manifest:full-path="Pictures/1000128300000A7000000A70573271970FED9C16.svg" manifest:media-type="image/svg+xml"/>
  <manifest:file-entry manifest:full-path="Pictures/1000063000000A7000000A7082DAD3201DD4CE26.svg" manifest:media-type="image/svg+xml"/>
  <manifest:file-entry manifest:full-path="Pictures/100006E000000A7000000A704A7D100C74591262.svg" manifest:media-type="image/svg+xml"/>
  <manifest:file-entry manifest:full-path="Pictures/10000201000000650000006571BEDDE84A7D13B9.png" manifest:media-type="image/png"/>
  <manifest:file-entry manifest:full-path="Pictures/1000064700000A7000000A70257BC25872032208.svg" manifest:media-type="image/svg+xml"/>
  <manifest:file-entry manifest:full-path="Pictures/1000063900000A7000000A70DF715BA861FF71BF.svg" manifest:media-type="image/svg+xml"/>
  <manifest:file-entry manifest:full-path="Pictures/100002010000006500000065FC71413BFE355770.png" manifest:media-type="image/png"/>
  <manifest:file-entry manifest:full-path="Pictures/1000020100000065000000657B5F1FFDD25E7985.png" manifest:media-type="image/png"/>
  <manifest:file-entry manifest:full-path="Pictures/1000000000000020000000204B249CA79A42C6D7.png" manifest:media-type="image/png"/>
  <manifest:file-entry manifest:full-path="Pictures/100002010000006500000065BF36B9946A6CB814.png" manifest:media-type="image/png"/>
  <manifest:file-entry manifest:full-path="Pictures/100002010000004C0000004CE46138481DE0DB70.png" manifest:media-type="image/png"/>
  <manifest:file-entry manifest:full-path="Pictures/100006DE00000A7000000A70C98FEDD2DC336E6A.svg" manifest:media-type="image/svg+xml"/>
  <manifest:file-entry manifest:full-path="Pictures/1000053D00000A7000000A70CA5A1A2D54F61285.svg" manifest:media-type="image/svg+xml"/>
  <manifest:file-entry manifest:full-path="Pictures/1000054500000A7000000A70C8D1A99A07E88C3B.svg" manifest:media-type="image/svg+xml"/>
  <manifest:file-entry manifest:full-path="Pictures/100002010000006500000065585C73309BC9261A.png" manifest:media-type="image/png"/>
  <manifest:file-entry manifest:full-path="Pictures/100002010000006500000065E0779DF8AF5428C6.png" manifest:media-type="image/png"/>
  <manifest:file-entry manifest:full-path="Pictures/100004C300000A7000000A707CF84B540A81C4BC.svg" manifest:media-type="image/svg+xml"/>
  <manifest:file-entry manifest:full-path="Pictures/1000020100000065000000657C6D97CF829B1A7A.png" manifest:media-type="image/png"/>
  <manifest:file-entry manifest:full-path="Pictures/100002010000006500000065F92E66C70C606DA8.png" manifest:media-type="image/png"/>
  <manifest:file-entry manifest:full-path="Pictures/10000201000000650000006566F623489ADB2932.png" manifest:media-type="image/png"/>
  <manifest:file-entry manifest:full-path="Pictures/100002010000006500000065109025983BE0DF25.png" manifest:media-type="image/png"/>
  <manifest:file-entry manifest:full-path="Pictures/10000480000007DB000007DBB8E5EE12FFD27676.svg" manifest:media-type="image/svg+xml"/>
  <manifest:file-entry manifest:full-path="Pictures/10000201000000650000006574659CFA531AF265.png" manifest:media-type="image/png"/>
  <manifest:file-entry manifest:full-path="Pictures/100004DE00000A7000000A702A192940F2C79CC1.svg" manifest:media-type="image/svg+xml"/>
  <manifest:file-entry manifest:full-path="Pictures/1000068F00000A7000000A70A9A04A80127EB997.svg" manifest:media-type="image/svg+xml"/>
  <manifest:file-entry manifest:full-path="Pictures/1000020100000065000000658E67FDC6621C572F.png" manifest:media-type="image/png"/>
  <manifest:file-entry manifest:full-path="Pictures/1000047C00000A7000000A70C67ED75D895CDA19.svg" manifest:media-type="image/svg+xml"/>
  <manifest:file-entry manifest:full-path="Pictures/1000084200000A7000000A7004CA5E9CD52191D8.svg" manifest:media-type="image/svg+xml"/>
  <manifest:file-entry manifest:full-path="Pictures/1000020100000065000000652C177FF776B47DF7.png" manifest:media-type="image/png"/>
  <manifest:file-entry manifest:full-path="Pictures/1000091E00000A7000000A707D4F9F13C62D03D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top" draw:auto-grow-height="false" fo:min-height="20.994cm" fo:min-width="15.744cm" fo:padding-top="0cm"/>
    </style:style>
    <style:style style:name="gr2" style:family="graphic" style:parent-style-name="standard">
      <style:graphic-properties draw:textarea-horizontal-align="justify" draw:textarea-vertical-align="top" draw:auto-grow-height="false" fo:min-height="15.813cm" fo:min-width="13.938cm" fo:padding-top="0cm"/>
    </style:style>
    <style:style style:name="gr3" style:family="graphic" style:parent-style-name="standard">
      <style:graphic-properties draw:fill-color="#ffcc99" draw:textarea-horizontal-align="justify" draw:textarea-vertical-align="top" draw:auto-grow-height="false" fo:min-height="3.812cm" fo:min-width="12.062cm"/>
    </style:style>
    <style:style style:name="gr4" style:family="graphic" style:parent-style-name="standard">
      <style:graphic-properties draw:fill-color="#cfe7f5" draw:textarea-horizontal-align="justify" draw:textarea-vertical-align="top" draw:auto-grow-height="false" fo:min-height="9.226cm" fo:min-width="11.476cm" fo:padding-top="0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bottom" fo:padding-bottom="0.381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209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 fo:min-height="0.202cm" fo:min-width="1.4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9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08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7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9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19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1pt" style:font-size-asian="18pt" style:font-size-complex="18pt"/>
    </style:style>
    <style:style style:name="P3" style:family="paragraph"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-color="#ffcc99"/>
      <style:paragraph-properties fo:text-align="center"/>
      <style:text-properties fo:font-size="11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eeeeee" fo:font-size="14pt" fo:text-shadow="1pt 1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color="#eeeeee" fo:font-size="14pt" fo:text-shadow="1pt 1pt" fo:font-weight="bold" fo:background-color="transparen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color="#eeeeee" fo:font-size="12pt" fo:text-shadow="1pt 1p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color="#eeeeee" style:text-outline="false" fo:font-size="14pt" fo:text-shadow="1pt 1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color="#b2b2b2" style:text-outline="false" fo:font-size="14pt" fo:text-shadow="1pt 1pt" fo:font-weight="normal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fo:color="#b2b2b2" style:text-outline="true" fo:font-size="14pt" fo:text-shadow="1pt 1pt" fo:font-weight="bold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color="#111111" style:text-outline="true" fo:font-size="14pt" fo:text-shadow="1pt 1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fo:color="#eeeeee" fo:font-size="14pt" fo:text-shadow="1pt 1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fo:color="#eeeeee" fo:font-size="11pt" fo:text-shadow="1pt 1pt" style:font-size-asian="18pt" style:font-size-complex="18pt"/>
    </style:style>
    <style:style style:name="P15" style:family="paragraph">
      <loext:graphic-properties draw:fill="none" draw:fill-color="#ffffff"/>
      <style:text-properties fo:font-size="11pt" style:font-size-asian="18pt" style:font-size-complex="18pt"/>
    </style:style>
    <style:style style:name="P16" style:family="paragraph">
      <loext:graphic-properties draw:fill-color="#ff950e"/>
      <style:paragraph-properties fo:text-align="center"/>
      <style:text-properties fo:color="#ffffff" fo:font-size="14pt" fo:text-shadow="1pt 1pt" fo:font-weight="bold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color="#eeeeee" fo:font-size="14pt" fo:text-shadow="1pt 1pt" fo:font-weight="bold" style:font-size-asian="18pt" style:font-size-complex="18pt"/>
    </style:style>
    <style:style style:name="T3" style:family="text">
      <style:text-properties fo:color="#eeeeee" fo:font-size="14pt" fo:text-shadow="1pt 1pt" fo:font-weight="bold" fo:background-color="transparent" style:font-size-asian="18pt" style:font-size-complex="18pt"/>
    </style:style>
    <style:style style:name="T4" style:family="text">
      <style:text-properties fo:color="#eeeeee" fo:font-size="12pt" fo:text-shadow="1pt 1pt" style:font-size-asian="18pt" style:font-size-complex="18pt"/>
    </style:style>
    <style:style style:name="T5" style:family="text">
      <style:text-properties fo:color="#eeeeee" style:text-outline="false" fo:font-size="14pt" fo:text-shadow="1pt 1pt" style:font-size-asian="18pt" style:font-size-complex="18pt"/>
    </style:style>
    <style:style style:name="T6" style:family="text">
      <style:text-properties fo:color="#b2b2b2" style:text-outline="false" fo:font-size="14pt" fo:text-shadow="1pt 1pt" fo:font-weight="normal" style:font-size-asian="18pt" style:font-size-complex="18pt"/>
    </style:style>
    <style:style style:name="T7" style:family="text">
      <style:text-properties fo:color="#b2b2b2" style:text-outline="true" fo:font-size="14pt" fo:text-shadow="1pt 1pt" fo:font-weight="bold" style:font-size-asian="18pt" style:font-size-complex="18pt"/>
    </style:style>
    <style:style style:name="T8" style:family="text">
      <style:text-properties fo:color="#111111" style:text-outline="true" fo:font-size="14pt" fo:text-shadow="1pt 1pt" style:font-size-asian="18pt" style:font-size-complex="18pt"/>
    </style:style>
    <style:style style:name="T9" style:family="text">
      <style:text-properties fo:color="#eeeeee" fo:font-size="14pt" fo:text-shadow="1pt 1pt" style:font-size-asian="18pt" style:font-size-complex="18pt"/>
    </style:style>
    <style:style style:name="T10" style:family="text">
      <style:text-properties fo:color="#eeeeee" fo:font-size="11pt" fo:text-shadow="1pt 1pt" style:font-size-asian="18pt" style:font-size-complex="18pt"/>
    </style:style>
    <style:style style:name="T11" style:family="text">
      <style:text-properties fo:color="#ffffff" fo:font-size="14pt" fo:text-shadow="1pt 1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cm" svg:height="23cm" svg:x="1.5cm" svg:y="3cm">
          <text:p text:style-name="P1"><text:span text:style-name="T1">Application 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6cm" svg:height="17.5cm" svg:x="2.5cm" svg:y="5cm">
          <text:p text:style-name="P1"><text:span text:style-name="T1">VPC 1..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3cm" svg:height="4.5cm" svg:x="4cm" svg:y="6.5cm">
          <text:p text:style-name="P1"><text:span text:style-name="T1">public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3cm" svg:height="10.5cm" svg:x="4cm" svg:y="11.5cm">
          <text:p text:style-name="P1"><text:span text:style-name="T1">private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671cm" svg:height="2.671cm" svg:x="3.829cm" svg:y="1cm">
          <draw:image xlink:href="Pictures/100006DE00000A7000000A70C98FEDD2DC336E6A.svg" xlink:type="simple" xlink:show="embed" xlink:actuate="onLoad">
            <text:p/>
          </draw:image>
          <draw:image xlink:href="Pictures/1000020100000065000000658E67FDC6621C572F.png" xlink:type="simple" xlink:show="embed" xlink:actuate="onLoad"/>
        </draw:frame>
        <draw:frame draw:style-name="gr5" draw:text-style-name="P5" draw:layer="layout" svg:width="2.671cm" svg:height="2.671cm" svg:x="4.829cm" svg:y="3cm">
          <draw:image xlink:href="Pictures/1000063000000A7000000A7082DAD3201DD4CE26.svg" xlink:type="simple" xlink:show="embed" xlink:actuate="onLoad">
            <text:p/>
          </draw:image>
          <draw:image xlink:href="Pictures/100002010000006500000065FC71413BFE355770.png" xlink:type="simple" xlink:show="embed" xlink:actuate="onLoad"/>
        </draw:frame>
        <draw:frame draw:style-name="gr6" draw:text-style-name="P6" draw:layer="layout" svg:width="2.671cm" svg:height="2.671cm" svg:x="4.679cm" svg:y="14.335cm">
          <draw:image xlink:href="Pictures/1000064700000A7000000A70257BC25872032208.svg" xlink:type="simple" xlink:show="embed" xlink:actuate="onLoad">
            <text:p text:style-name="P1"><text:span text:style-name="T2">EC2</text:span></text:p>
          </draw:image>
          <draw:image xlink:href="Pictures/1000020100000065000000657B5F1FFDD25E7985.png" xlink:type="simple" xlink:show="embed" xlink:actuate="onLoad"/>
        </draw:frame>
        <draw:frame draw:style-name="gr6" draw:text-style-name="P7" draw:layer="layout" svg:width="2.088cm" svg:height="2.088cm" svg:x="5.262cm" svg:y="8.493cm">
          <draw:image xlink:href="Pictures/1000084200000A7000000A7004CA5E9CD52191D8.svg" xlink:type="simple" xlink:show="embed" xlink:actuate="onLoad">
            <text:p text:style-name="P1"><text:span text:style-name="T3">ELB</text:span></text:p>
          </draw:image>
          <draw:image xlink:href="Pictures/10000201000000650000006571BEDDE84A7D13B9.png" xlink:type="simple" xlink:show="embed" xlink:actuate="onLoad"/>
        </draw:frame>
        <draw:frame draw:style-name="gr6" draw:text-style-name="P8" draw:layer="layout" svg:width="2.671cm" svg:height="2.671cm" svg:x="1.5cm" svg:y="21.584cm">
          <draw:image xlink:href="Pictures/100006E000000A7000000A704A7D100C74591262.svg" xlink:type="simple" xlink:show="embed" xlink:actuate="onLoad">
            <text:p text:style-name="P1"><text:span text:style-name="T4">Terraform</text:span></text:p>
            <text:p text:style-name="P1"><text:span text:style-name="T4">State</text:span></text:p>
          </draw:image>
          <draw:image xlink:href="Pictures/100002010000006500000065585C73309BC9261A.png" xlink:type="simple" xlink:show="embed" xlink:actuate="onLoad"/>
        </draw:frame>
        <draw:frame draw:style-name="gr6" draw:text-style-name="P9" draw:layer="layout" svg:width="2.171cm" svg:height="2.171cm" svg:x="3.5cm" svg:y="23.329cm">
          <draw:image xlink:href="Pictures/100004C300000A7000000A707CF84B540A81C4BC.svg" xlink:type="simple" xlink:show="embed" xlink:actuate="onLoad">
            <text:p text:style-name="P1"><text:span text:style-name="T5">KMS</text:span></text:p>
          </draw:image>
          <draw:image xlink:href="Pictures/100002010000006500000065F92E66C70C606DA8.png" xlink:type="simple" xlink:show="embed" xlink:actuate="onLoad"/>
        </draw:frame>
        <draw:frame draw:style-name="gr6" draw:text-style-name="P10" draw:layer="layout" svg:width="2.171cm" svg:height="2.171cm" svg:x="13.5cm" svg:y="4cm">
          <draw:image xlink:href="Pictures/1000053D00000A7000000A70CA5A1A2D54F61285.svg" xlink:type="simple" xlink:show="embed" xlink:actuate="onLoad">
            <text:p text:style-name="P1"><text:span text:style-name="T6">IGW</text:span></text:p>
          </draw:image>
          <draw:image xlink:href="Pictures/100002010000006500000065E0779DF8AF5428C6.png" xlink:type="simple" xlink:show="embed" xlink:actuate="onLoad"/>
        </draw:frame>
        <draw:frame draw:style-name="gr6" draw:text-style-name="P11" draw:layer="layout" svg:width="2.01cm" svg:height="2.01cm" svg:x="7.5cm" svg:y="23.5cm">
          <draw:image xlink:href="Pictures/10000480000007DB000007DBB8E5EE12FFD27676.svg" xlink:type="simple" xlink:show="embed" xlink:actuate="onLoad">
            <text:p text:style-name="P1"><text:span text:style-name="T7">Route</text:span></text:p>
            <text:p text:style-name="P1"><text:span text:style-name="T7">53</text:span></text:p>
          </draw:image>
          <draw:image xlink:href="Pictures/100002010000004C0000004CE46138481DE0DB70.png" xlink:type="simple" xlink:show="embed" xlink:actuate="onLoad"/>
        </draw:frame>
        <draw:frame draw:style-name="gr6" draw:text-style-name="P6" draw:layer="layout" svg:width="2.671cm" svg:height="2.671cm" svg:x="9.525cm" svg:y="23.202cm">
          <draw:image xlink:href="Pictures/1000068F00000A7000000A70A9A04A80127EB997.svg" xlink:type="simple" xlink:show="embed" xlink:actuate="onLoad">
            <text:p text:style-name="P1"><text:span text:style-name="T2">Lambda</text:span></text:p>
          </draw:image>
          <draw:image xlink:href="Pictures/10000201000000650000006574659CFA531AF265.png" xlink:type="simple" xlink:show="embed" xlink:actuate="onLoad"/>
        </draw:frame>
        <draw:frame draw:style-name="gr5" draw:text-style-name="P5" draw:layer="layout" svg:width="2.396cm" svg:height="2.396cm" svg:x="5.064cm" svg:y="23.098cm">
          <draw:image xlink:href="Pictures/1000091E00000A7000000A707D4F9F13C62D03DF.svg" xlink:type="simple" xlink:show="embed" xlink:actuate="onLoad">
            <text:p/>
          </draw:image>
          <draw:image xlink:href="Pictures/1000020100000065000000652C177FF776B47DF7.png" xlink:type="simple" xlink:show="embed" xlink:actuate="onLoad"/>
        </draw:frame>
        <draw:frame draw:style-name="gr6" draw:text-style-name="P6" draw:layer="layout" svg:width="2.671cm" svg:height="2.671cm" svg:x="12cm" svg:y="23cm">
          <draw:image xlink:href="Pictures/1000047C00000A7000000A70C67ED75D895CDA19.svg" xlink:type="simple" xlink:show="embed" xlink:actuate="onLoad">
            <text:p text:style-name="P1"><text:span text:style-name="T2">Elastic</text:span></text:p>
            <text:p text:style-name="P1"><text:span text:style-name="T2">Search</text:span></text:p>
          </draw:image>
          <draw:image xlink:href="Pictures/100002010000006500000065109025983BE0DF25.png" xlink:type="simple" xlink:show="embed" xlink:actuate="onLoad"/>
        </draw:frame>
        <draw:frame draw:style-name="gr5" draw:text-style-name="P5" draw:layer="layout" svg:width="2.2cm" svg:height="2.2cm" svg:x="14.3cm" svg:y="11.5cm">
          <draw:image xlink:href="Pictures/1000128300000A7000000A70573271970FED9C16.svg" xlink:type="simple" xlink:show="embed" xlink:actuate="onLoad">
            <text:p/>
          </draw:image>
          <draw:image xlink:href="Pictures/10000201000000650000006595ED0F09703BEE70.png" xlink:type="simple" xlink:show="embed" xlink:actuate="onLoad"/>
        </draw:frame>
        <draw:frame draw:style-name="gr5" draw:text-style-name="P5" draw:layer="layout" svg:width="2.2cm" svg:height="2.2cm" svg:x="14.8cm" svg:y="6.3cm">
          <draw:image xlink:href="Pictures/1000128300000A7000000A70573271970FED9C16.svg" xlink:type="simple" xlink:show="embed" xlink:actuate="onLoad">
            <text:p/>
          </draw:image>
          <draw:image xlink:href="Pictures/10000201000000650000006595ED0F09703BEE70.png" xlink:type="simple" xlink:show="embed" xlink:actuate="onLoad"/>
        </draw:frame>
        <draw:frame draw:style-name="gr6" draw:text-style-name="P12" draw:layer="layout" svg:width="2.671cm" svg:height="2.671cm" svg:x="2.124cm" svg:y="26.064cm">
          <draw:image xlink:href="Pictures/1000063900000A7000000A70DF715BA861FF71BF.svg" xlink:type="simple" xlink:show="embed" xlink:actuate="onLoad">
            <text:p text:style-name="P1"><text:span text:style-name="T8">SCL3</text:span></text:p>
          </draw:image>
          <draw:image xlink:href="Pictures/10000201000000650000006566F623489ADB2932.png" xlink:type="simple" xlink:show="embed" xlink:actuate="onLoad"/>
        </draw:frame>
        <draw:frame draw:style-name="gr6" draw:text-style-name="P13" draw:layer="layout" svg:width="2.206cm" svg:height="2.206cm" svg:x="14.794cm" svg:y="23.294cm">
          <draw:image xlink:href="Pictures/100006280000089F0000089FB8DA6540218C4784.svg" xlink:type="simple" xlink:show="embed" xlink:actuate="onLoad">
            <text:p text:style-name="P1"><text:span text:style-name="T9">Cloud</text:span></text:p>
            <text:p text:style-name="P1"><text:span text:style-name="T9">Trail</text:span></text:p>
          </draw:image>
          <draw:image xlink:href="Pictures/100002010000005300000053D53E1F0DDA8CA77C.png" xlink:type="simple" xlink:show="embed" xlink:actuate="onLoad"/>
        </draw:frame>
        <draw:frame draw:style-name="gr7" draw:text-style-name="P14" draw:layer="layout" svg:width="2.671cm" svg:height="2.671cm" svg:x="6.5cm" svg:y="26cm">
          <draw:image xlink:href="Pictures/1000044900000A7000000A7041F8E44763A17D4C.svg" xlink:type="simple" xlink:show="embed" xlink:actuate="onLoad">
            <text:p text:style-name="P1"><text:span text:style-name="T10">CloudHealth</text:span></text:p>
          </draw:image>
          <draw:image xlink:href="Pictures/1000020100000065000000657C6D97CF829B1A7A.png" xlink:type="simple" xlink:show="embed" xlink:actuate="onLoad"/>
        </draw:frame>
        <draw:frame draw:style-name="gr7" draw:text-style-name="P14" draw:layer="layout" svg:width="2.671cm" svg:height="2.671cm" svg:x="11cm" svg:y="26.029cm">
          <draw:image xlink:href="Pictures/1000044900000A7000000A7041F8E44763A17D4C.svg" xlink:type="simple" xlink:show="embed" xlink:actuate="onLoad">
            <text:p text:style-name="P1"><text:span text:style-name="T10">MIG</text:span></text:p>
          </draw:image>
          <draw:image xlink:href="Pictures/1000020100000065000000657C6D97CF829B1A7A.png" xlink:type="simple" xlink:show="embed" xlink:actuate="onLoad"/>
        </draw:frame>
        <draw:frame draw:style-name="gr6" draw:text-style-name="P13" draw:layer="layout" svg:width="2.671cm" svg:height="2.671cm" svg:x="15.329cm" svg:y="26.029cm">
          <draw:image xlink:href="Pictures/100004DE00000A7000000A702A192940F2C79CC1.svg" xlink:type="simple" xlink:show="embed" xlink:actuate="onLoad">
            <text:p text:style-name="P1"><text:span text:style-name="T9">InfoSec</text:span></text:p>
            <text:p text:style-name="P1"><text:span text:style-name="T9">SQS</text:span></text:p>
          </draw:image>
          <draw:image xlink:href="Pictures/10000201000000650000006591F26EE851856C8D.png" xlink:type="simple" xlink:show="embed" xlink:actuate="onLoad"/>
        </draw:frame>
        <draw:frame draw:style-name="gr6" draw:text-style-name="P13" draw:layer="layout" svg:width="2.671cm" svg:height="2.671cm" svg:x="16.5cm" svg:y="21.829cm">
          <draw:image xlink:href="Pictures/100006AB00000A7000000A70216B57D964F3D7A9.svg" xlink:type="simple" xlink:show="embed" xlink:actuate="onLoad">
            <text:p text:style-name="P1"><text:span text:style-name="T9">Dynamo</text:span></text:p>
            <text:p text:style-name="P1"><text:span text:style-name="T9">DB</text:span></text:p>
          </draw:image>
          <draw:image xlink:href="Pictures/10000201000000650000006528E45C89BB522AF6.png" xlink:type="simple" xlink:show="embed" xlink:actuate="onLoad"/>
        </draw:frame>
        <draw:frame draw:style-name="gr8" draw:text-style-name="P15" draw:layer="layout" svg:width="1.709cm" svg:height="0.683cm" svg:x="5.318cm" svg:y="8.112cm">
          <draw:text-box>
            <text:p><text:span text:style-name="T1">Consul</text:span></text:p>
          </draw:text-box>
        </draw:frame>
        <draw:frame draw:style-name="gr8" draw:text-style-name="P15" draw:layer="layout" svg:width="1.709cm" svg:height="0.683cm" svg:x="5.064cm" svg:y="14.081cm">
          <draw:text-box>
            <text:p><text:span text:style-name="T1">Consul</text:span></text:p>
          </draw:text-box>
        </draw:frame>
        <draw:custom-shape draw:style-name="gr9" draw:text-style-name="P16" draw:layer="layout" svg:width="2cm" svg:height="0.5cm" svg:x="4.683cm" svg:y="5.826cm">
          <text:p text:style-name="P1"><text:span text:style-name="T11">NA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cm" svg:height="2cm" svg:x="4.429cm" svg:y="23.987cm">
          <draw:image xlink:href="Pictures/1000054500000A7000000A70C8D1A99A07E88C3B.svg" xlink:type="simple" xlink:show="embed" xlink:actuate="onLoad">
            <text:p/>
          </draw:image>
          <draw:image xlink:href="Pictures/100002010000006500000065BF36B9946A6CB814.png" xlink:type="simple" xlink:show="embed" xlink:actuate="onLoad"/>
        </draw:frame>
        <draw:frame draw:style-name="gr6" draw:text-style-name="P6" draw:layer="layout" svg:width="2.671cm" svg:height="2.671cm" svg:x="4.806cm" svg:y="17.891cm">
          <draw:image xlink:href="Pictures/1000064700000A7000000A70257BC25872032208.svg" xlink:type="simple" xlink:show="embed" xlink:actuate="onLoad">
            <text:p text:style-name="P1"><text:span text:style-name="T2">EC2</text:span></text:p>
          </draw:image>
          <draw:image xlink:href="Pictures/1000020100000065000000657B5F1FFDD25E7985.png" xlink:type="simple" xlink:show="embed" xlink:actuate="onLoad"/>
        </draw:frame>
        <draw:frame draw:style-name="gr6" draw:text-style-name="P6" draw:layer="layout" svg:width="2.671cm" svg:height="2.671cm" svg:x="8.743cm" svg:y="8.235cm">
          <draw:image xlink:href="Pictures/1000064700000A7000000A70257BC25872032208.svg" xlink:type="simple" xlink:show="embed" xlink:actuate="onLoad">
            <text:p text:style-name="P1"><text:span text:style-name="T2">EC2</text:span></text:p>
          </draw:image>
          <draw:image xlink:href="Pictures/1000020100000065000000657B5F1FFDD25E7985.png" xlink:type="simple" xlink:show="embed" xlink:actuate="onLoad"/>
        </draw:frame>
        <draw:frame draw:style-name="gr6" draw:text-style-name="P6" draw:layer="layout" svg:width="2.671cm" svg:height="2.671cm" svg:x="12.557cm" svg:y="17.891cm">
          <draw:image xlink:href="Pictures/1000064700000A7000000A70257BC25872032208.svg" xlink:type="simple" xlink:show="embed" xlink:actuate="onLoad">
            <text:p text:style-name="P1"><text:span text:style-name="T2">EC2</text:span></text:p>
          </draw:image>
          <draw:image xlink:href="Pictures/1000020100000065000000657B5F1FFDD25E7985.png" xlink:type="simple" xlink:show="embed" xlink:actuate="onLoad"/>
        </draw:frame>
        <draw:frame draw:style-name="gr6" draw:text-style-name="P6" draw:layer="layout" svg:width="2.671cm" svg:height="2.671cm" svg:x="12.172cm" svg:y="14.462cm">
          <draw:image xlink:href="Pictures/1000064700000A7000000A70257BC25872032208.svg" xlink:type="simple" xlink:show="embed" xlink:actuate="onLoad">
            <text:p text:style-name="P1"><text:span text:style-name="T2">EC2</text:span></text:p>
          </draw:image>
          <draw:image xlink:href="Pictures/1000020100000065000000657B5F1FFDD25E7985.png" xlink:type="simple" xlink:show="embed" xlink:actuate="onLoad"/>
        </draw:frame>
        <draw:frame draw:style-name="gr6" draw:text-style-name="P6" draw:layer="layout" svg:width="2.671cm" svg:height="2.671cm" svg:x="8.362cm" svg:y="14.204cm">
          <draw:image xlink:href="Pictures/1000064700000A7000000A70257BC25872032208.svg" xlink:type="simple" xlink:show="embed" xlink:actuate="onLoad">
            <text:p text:style-name="P1"><text:span text:style-name="T2">EC2</text:span></text:p>
          </draw:image>
          <draw:image xlink:href="Pictures/1000020100000065000000657B5F1FFDD25E7985.png" xlink:type="simple" xlink:show="embed" xlink:actuate="onLoad"/>
        </draw:frame>
        <draw:frame draw:style-name="gr10" draw:text-style-name="P15" draw:layer="layout" svg:width="2.432cm" svg:height="1.115cm" svg:x="4.937cm" svg:y="17.51cm">
          <draw:text-box>
            <text:p><text:span text:style-name="T1">Nat / Proxy</text:span></text:p>
            <text:p><text:span text:style-name="T1">IP Blocklist</text:span></text:p>
          </draw:text-box>
        </draw:frame>
        <draw:frame draw:style-name="gr11" draw:text-style-name="P15" draw:layer="layout" svg:width="1.582cm" svg:height="0.683cm" svg:x="8.943cm" svg:y="14.081cm">
          <draw:text-box>
            <text:p><text:span text:style-name="T1">Fluent</text:span></text:p>
          </draw:text-box>
        </draw:frame>
        <draw:frame draw:style-name="gr12" draw:text-style-name="P15" draw:layer="layout" svg:width="2.471cm" svg:height="0.683cm" svg:x="12.557cm" svg:y="14.335cm">
          <draw:text-box>
            <text:p><text:span text:style-name="T1">Promethius</text:span></text:p>
          </draw:text-box>
        </draw:frame>
        <draw:frame draw:style-name="gr13" draw:text-style-name="P15" draw:layer="layout" svg:width="2.191cm" svg:height="0.683cm" svg:x="9.095cm" svg:y="8.14cm">
          <draw:text-box>
            <text:p><text:span text:style-name="T1">Jumphost</text:span></text:p>
          </draw:text-box>
        </draw:frame>
        <draw:frame draw:style-name="gr14" draw:text-style-name="P15" draw:layer="layout" svg:width="1.819cm" svg:height="0.683cm" svg:x="12.938cm" svg:y="17.764cm">
          <draw:text-box>
            <text:p><text:span text:style-name="T1">Jenkins</text:span></text:p>
          </draw:text-box>
        </draw:frame>
        <draw:frame draw:style-name="gr6" draw:text-style-name="P7" draw:layer="layout" svg:width="2.088cm" svg:height="2.088cm" svg:x="12.811cm" svg:y="8.541cm">
          <draw:image xlink:href="Pictures/1000084200000A7000000A7004CA5E9CD52191D8.svg" xlink:type="simple" xlink:show="embed" xlink:actuate="onLoad">
            <text:p text:style-name="P1"><text:span text:style-name="T3">ELB</text:span></text:p>
          </draw:image>
          <draw:image xlink:href="Pictures/10000201000000650000006571BEDDE84A7D13B9.png" xlink:type="simple" xlink:show="embed" xlink:actuate="onLoad"/>
        </draw:frame>
        <draw:frame draw:style-name="gr14" draw:text-style-name="P15" draw:layer="layout" svg:width="1.819cm" svg:height="0.683cm" svg:x="12.897cm" svg:y="8.112cm">
          <draw:text-box>
            <text:p><text:span text:style-name="T1">Jenki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1DT23H27M23S</meta:editing-duration>
    <meta:editing-cycles>18</meta:editing-cycles>
    <meta:generator>LibreOffice/5.2.2.2$Linux_X86_64 LibreOffice_project/20m0$Build-2</meta:generator>
    <dc:date>2016-11-14T10:05:33.473586155</dc:date>
    <meta:document-statistic meta:object-count="39"/>
  </office:meta>
</office:document-meta>
</file>